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86d" officeooo:paragraph-rsid="0007c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atégias:</text:p>
      <text:p text:style-name="P1"/>
      <text:p text:style-name="P1">(1) Digitar todo o código à medida que acompanha as aulas com as explicações;</text:p>
      <text:p text:style-name="P1">(2) Usar os scripts do Projeto que serão disponibilizados ao final de cada capítulo e acompanhar as aulas com as explicações;</text:p>
      <text:p text:style-name="P1">(3) Não tocar no mouse ou no teclado, acompanhar as aulas e só depois tentar reproduzir, usando uma das duas estratégias anterior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4:44:53.474000000</meta:creation-date>
    <dc:date>2023-04-21T14:48:36.703000000</dc:date>
    <meta:editing-duration>PT3M44S</meta:editing-duration>
    <meta:editing-cycles>1</meta:editing-cycles>
    <meta:document-statistic meta:table-count="0" meta:image-count="0" meta:object-count="0" meta:page-count="1" meta:paragraph-count="4" meta:word-count="58" meta:character-count="346" meta:non-whitespace-character-count="292"/>
    <meta:generator>LibreOffice/7.5.2.2$Windows_X86_64 LibreOffice_project/53bb9681a964705cf672590721dbc85eb4d0c3a2</meta:generator>
  </office:meta>
</office:document-meta>
</file>